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FoundrySans-Demi" svg:font-family="FoundrySans-Demi" style:font-family-generic="roman" style:font-pitch="variable"/>
    <style:font-face style:name="FoundrySans-Normal" svg:font-family="FoundrySans-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oundrySans-Normal1" svg:font-family="FoundrySans-Norm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22%"/>
    </style:style>
    <style:style style:name="P2" style:family="paragraph" style:parent-style-name="Standard">
      <style:paragraph-properties fo:margin-left="0cm" fo:margin-right="0.605cm" fo:margin-top="0.212cm" fo:margin-bottom="0cm" loext:contextual-spacing="false" fo:line-height="120%" fo:text-indent="0cm" style:auto-text-indent="false"/>
    </style:style>
    <style:style style:name="P3" style:family="paragraph" style:parent-style-name="Text_20_body">
      <style:paragraph-properties fo:line-height="0.332cm"/>
      <style:text-properties fo:color="#231f20"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line-height="0.332cm" fo:text-indent="0cm" style:auto-text-indent="false"/>
    </style:style>
    <style:style style:name="P5" style:family="paragraph" style:parent-style-name="Text_20_body">
      <style:paragraph-properties fo:margin-left="0cm" fo:margin-right="0cm" fo:margin-top="0.196cm" fo:margin-bottom="0cm" loext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.175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.273cm" fo:margin-bottom="0cm" loext:contextual-spacing="false" fo:line-height="122%" fo:text-indent="0cm" style:auto-text-indent="false"/>
    </style:style>
    <style:style style:name="P8" style:family="paragraph" style:parent-style-name="Text_20_body" style:master-page-name="Standard">
      <style:paragraph-properties fo:margin-left="0cm" fo:margin-right="0cm" fo:line-height="0.332cm" fo:text-indent="0cm" style:auto-text-indent="false"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5aaa" fo:font-size="16pt" style:font-size-asian="16pt" style:font-size-complex="16pt"/>
    </style:style>
    <style:style style:name="T3" style:family="text">
      <style:text-properties fo:color="#231f20" style:font-name="FoundrySans-Demi" fo:font-size="16pt" fo:font-weight="bold" style:font-size-asian="16pt" style:font-weight-asian="bold" style:font-size-complex="16pt"/>
    </style:style>
    <style:style style:name="T4" style:family="text">
      <style:text-properties fo:color="#231f20" style:font-name="FoundrySans-Demi" fo:font-size="16pt" style:font-size-asian="16pt" style:font-size-complex="16pt"/>
    </style:style>
    <style:style style:name="T5" style:family="text">
      <style:text-properties fo:color="#231f20" style:font-name="FoundrySans-Demi" fo:font-size="16pt" style:font-size-asian="16pt" style:font-size-complex="16pt" style:font-weight-complex="bold"/>
    </style:style>
    <style:style style:name="T6" style:family="text">
      <style:text-properties fo:color="#231f20" fo:font-size="16pt" style:font-size-asian="16pt" style:font-size-complex="16pt"/>
    </style:style>
    <style:style style:name="T7" style:family="text">
      <style:text-properties fo:color="#ff0000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s/></text:span></text:p>
      <text:p text:style-name="Standard"/>
      <text:p text:style-name="Standard"/>
      <text:p text:style-name="P2"><text:span text:style-name="T2">Kuttu avoihmeen tonionlaaksolaisile tarkotethuun <text:s/>yhtheisheen neuvonpithoon</text:span></text:p>
      <text:p text:style-name="P1"><text:span text:style-name="T3">Tornionlaaksolaiset Västerbottenin läänissä (Tornedalingar i Västerbottens län) </text:span><text:span text:style-name="T4">kuttuthaan täten yhtheishiin terhveys- ja sairashoitoa ja tämän perän kehitystä koskevhiin neuvonpithoin kansalisten minuriteettien ja minuriteettikielten lain määräysten mukhaan.</text:span><text:span text:style-name="T3"> </text:span></text:p>
      <text:p text:style-name="P5"><text:span text:style-name="T3">Aika: </text:span><text:span text:style-name="T6">Maanantaina 1.maaliskuuta, klo. 17.00</text:span></text:p>
      <text:p text:style-name="P6"><text:span text:style-name="T3">Paikka: <text:s/></text:span><text:span text:style-name="T5">Viiteolänkin kautta </text:span></text:p>
      <text:p text:style-name="P7"><text:span text:style-name="T6">Yhtheinen neuvonpito piethään viiteolänkin kautta covid-19. (koronaviiruksen) takia. Ilmottautumista vaaithaan länkin lähättämisen takia. Ilmottautumisen häätyy tehä </text:span><text:span text:style-name="T7">tuorestaina 25. </text:span><text:span text:style-name="T6">helmikuuta Ann-Sofi Grenholmile, kansalisten minuriteettien yhtheyshenkilölle, </text:span><text:a xlink:type="simple" xlink:href="mailto:annsofi.grenholm@regionvasterbotten.se," text:style-name="Internet_20_link" text:visited-style-name="Visited_20_Internet_20_Link"><text:span text:style-name="T1">annsofi.grenholm@regionvasterbotten.se,</text:span></text:a><text:span text:style-name="T6"> 090-785 70 78. Lähättäkää kernaasti käsiteltäviä asioita ennen yhtheistä neuvonpitoa. <text:line-break/>Lämpimästi tervetulheita!</text:span></text:p>
      <text:p text:style-name="P3"/>
      <text:p text:style-name="P3"/>
      <text:p text:style-name="P3"/>
      <text:p text:style-name="P4"><text:span text:style-name="T6"><text:s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FoundrySans-Demi" svg:font-family="FoundrySans-Demi" style:font-family-generic="roman" style:font-pitch="variable"/>
    <style:font-face style:name="FoundrySans-Normal" svg:font-family="FoundrySans-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oundrySans-Normal1" svg:font-family="FoundrySans-Norm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FoundrySans-Normal" fo:font-family="FoundrySans-Normal" style:font-family-generic="roman" style:font-pitch="variable" style:font-name-asian="FoundrySans-Normal1" style:font-family-asian="FoundrySans-Normal" style:font-family-generic-asian="system" style:font-pitch-asian="variable" style:language-asian="sv" style:country-asian="SE" style:font-name-complex="FoundrySans-Normal1" style:font-family-complex="FoundrySans-Normal" style:font-family-generic-complex="system" style:font-pitch-complex="variable" style:language-complex="sv" style:country-complex="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87cm" fo:margin-right="0cm" fo:text-indent="0cm" style:auto-text-indent="false"/>
      <style:text-properties fo:font-size="9.5pt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Brödtext_20_Char" style:display-name="Brödtext Char" style:family="text" style:parent-style-name="Default_20_Paragraph_20_Font">
      <style:text-properties style:font-name="FoundrySans-Normal" fo:font-family="FoundrySans-Normal" style:font-family-generic="roman" style:font-pitch="variable" fo:font-size="9.5pt" style:font-name-asian="FoundrySans-Normal1" style:font-family-asian="FoundrySans-Normal" style:font-family-generic-asian="system" style:font-pitch-asian="variable" style:font-size-asian="9.5pt" style:language-asian="sv" style:country-asian="SE" style:font-name-complex="FoundrySans-Normal1" style:font-family-complex="FoundrySans-Normal" style:font-family-generic-complex="system" style:font-pitch-complex="variable" style:font-size-complex="9.5pt" style:language-complex="sv" style:country-complex="S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lrika J Johansson</meta:initial-creator>
    <dc:creator>Bengt Pohjanen</dc:creator>
    <meta:editing-cycles>4</meta:editing-cycles>
    <meta:creation-date>2021-02-04T19:02:00</meta:creation-date>
    <dc:date>2021-02-05T07:54:00</dc:date>
    <meta:editing-duration>PT18M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77" meta:character-count="822" meta:non-whitespace-character-count="7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